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office:font-face-decls>
  <office:automatic-styles>
    <style:style style:name="P1" style:family="paragraph" style:parent-style-name="Text_20_body">
      <style:text-properties style:font-name="apple-system" fo:font-size="10.5pt" officeooo:rsid="001a92db" officeooo:paragraph-rsid="001a92db"/>
    </style:style>
    <style:style style:name="P2" style:family="paragraph" style:parent-style-name="Text_20_body">
      <style:text-properties officeooo:rsid="001a92db"/>
    </style:style>
    <style:style style:name="P3" style:family="paragraph" style:parent-style-name="Text_20_body">
      <style:text-properties style:font-name="apple-system" fo:font-size="10.5pt" officeooo:rsid="001a92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s’è GitHub?</text:p>
      <text:p text:style-name="P2"> </text:p>
      <text:p text:style-name="P3">GitHub è una piattaforma online che permette di salvare, gestire e condividere progetti, soprattutto di programmazione. Si basa su Git, che è un sistema di controllo di versione: in pratica tiene traccia di tutte le modifiche fatte ai file di un progetto. Con GitHub non solo conservo il mio lavoro, ma posso anche collaborare con altre persone sullo stesso progetto.</text:p>
      <text:p text:style-name="P2"> </text:p>
      <text:p text:style-name="P3">Cosa significa Versioning?</text:p>
      <text:p text:style-name="P2"> </text:p>
      <text:p text:style-name="P3">Il versioning è il processo con cui si tengono memorizzate le diverse versioni di un progetto nel tempo. Serve per sapere chi ha fatto una modifica, quando l’ha fatta e cosa è stato cambiato. Questo permette anche di tornare a una versione precedente se serve.</text:p>
      <text:p text:style-name="P2"> </text:p>
      <text:p text:style-name="P3">Cosa significa fare un commit?</text:p>
      <text:p text:style-name="P2"> </text:p>
      <text:p text:style-name="P3">Fare un commit significa registrare i cambiamenti fatti in un progetto, come se fosse una “fotografia” di quel momento. Ogni commit ha un messaggio che descrive cosa è stato modificato, in modo da avere una cronologia chiara del lavoro.</text:p>
      <text:p text:style-name="P2"> </text:p>
      <text:p text:style-name="P3">Cosa significa fork e branch?</text:p>
      <text:p text:style-name="P2"> </text:p>
      <text:p text:style-name="P3">Un branch è un “ramo” del progetto, cioè una copia separata della versione principale su cui si può lavorare senza rischiare di rovinare il codice già funzionante. Ad esempio, si può creare un branch per sviluppare una nuova funzione e poi unire i cambiamenti al progetto principale.<text:line-break/>Un fork, invece, è una copia di un intero progetto che si trova su GitHub, ma trasferita all’interno del proprio account. Serve soprattutto quando voglio modificare o migliorare un progetto di qualcun altro: creo il fork, lavoro sulle modifiche, e poi posso proporle agli autori originali.</text:p>
      <text:p text:style-name="P2">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9T08:23:06.679424700</meta:creation-date>
    <dc:date>2025-09-19T08:56:59.287906400</dc:date>
    <meta:editing-duration>PT22M31S</meta:editing-duration>
    <meta:editing-cycles>1</meta:editing-cycles>
    <meta:document-statistic meta:table-count="0" meta:image-count="0" meta:object-count="0" meta:page-count="1" meta:paragraph-count="16" meta:word-count="252" meta:character-count="1543" meta:non-whitespace-character-count="1290"/>
    <meta:generator>LibreOffice/25.2.4.3$Windows_X86_64 LibreOffice_project/33e196637044ead23f5c3226cde09b47731f7e27</meta:generator>
  </office:meta>
</office:document-meta>
</file>